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officeooo:rsid="00001a4d" officeooo:paragraph-rsid="00001a4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8pt" fo:font-style="italic" style:text-underline-style="solid" style:text-underline-width="auto" style:text-underline-color="font-color" fo:font-weight="bold" officeooo:rsid="00001a4d" officeooo:paragraph-rsid="00001a4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09cade" fo:background-color="#fffffe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0a0bb5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01a4d" officeooo:paragraph-rsid="00001a4d" fo:background-color="#fffffe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01a4d" officeooo:paragraph-rsid="000a0bb5" fo:background-color="#fffffe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1a4d" officeooo:paragraph-rsid="00001a4d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1a4d" officeooo:paragraph-rsid="00001a4d" style:text-blinking="false" fo:background-color="#ffffff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P11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solid" style:text-underline-width="auto" style:text-underline-color="font-color" fo:font-weight="normal" officeooo:rsid="00001a4d" officeooo:paragraph-rsid="0009cade" style:text-blinking="false" fo:background-color="#fffffe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2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officeooo:paragraph-rsid="000a0bb5" fo:background-color="#fffffe" style:font-size-asian="15.75pt" style:font-size-complex="18pt"/>
    </style:style>
    <style:style style:name="P13" style:family="paragraph" style:parent-style-name="Standard">
      <style:paragraph-properties style:line-height-at-least="0.198in"/>
      <style:text-properties fo:color="#f8f8f2" style:font-name="Consolas" fo:font-size="10.5pt" fo:font-weight="normal" fo:background-color="#272822"/>
    </style:style>
    <style:style style:name="P14" style:family="paragraph" style:parent-style-name="Standard">
      <style:paragraph-properties style:line-height-at-least="0.198in"/>
      <style:text-properties fo:color="#f8f8f2" fo:background-color="#272822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/>
      <style:text-properties officeooo:paragraph-rsid="000a0bb5"/>
    </style:style>
    <style:style style:name="P17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1a4d" officeooo:paragraph-rsid="00001a4d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color="#000000" fo:font-size="18pt" fo:font-style="italic" style:text-underline-style="solid" style:text-underline-width="auto" style:text-underline-color="font-color" fo:font-weight="bold" officeooo:rsid="00001a4d" officeooo:paragraph-rsid="00001a4d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01a4d" officeooo:paragraph-rsid="00001a4d" fo:background-color="#fffffe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style:line-height-at-least="0.198in"/>
    </style:style>
    <style:style style:name="T1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2" style:family="text">
      <style:text-properties fo:font-variant="normal" fo:text-transform="none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ize-complex="14pt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style:text-blinking="false" fo:background-color="#ffffff" loext:char-shading-value="0" style:font-size-asian="14pt" style:font-weight-asian="bold" style:font-size-complex="14pt" style:font-weight-complex="bold" loext:padding="0in" loext:border="none"/>
    </style:style>
    <style:style style:name="T4" style:family="text">
      <style:text-properties fo:font-variant="normal" fo:text-transform="none" fo:color="#fd971f" style:text-line-through-style="none" style:text-line-through-type="none" style:font-name="Lato" fo:font-size="14pt" fo:letter-spacing="normal" style:text-blinking="false" fo:background-color="#ffffff" loext:char-shading-value="0" style:font-size-asian="14pt" style:font-size-complex="14pt" loext:padding="0in" loext:border="none"/>
    </style:style>
    <style:style style:name="T5" style:family="text">
      <style:text-properties fo:font-variant="normal" fo:text-transform="none" fo:color="#a6e22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6" style:family="text">
      <style:text-properties fo:font-variant="normal" fo:text-transform="none" fo:color="#66d9ef" style:text-line-through-style="none" style:text-line-through-type="none" style:font-name="Lato" fo:font-size="14pt" fo:letter-spacing="normal" style:text-blinking="false" fo:background-color="#ffffff" loext:char-shading-value="0" style:font-size-asian="14pt" style:font-size-complex="14pt" loext:padding="0in" loext:border="none"/>
    </style:style>
    <style:style style:name="T7" style:family="text">
      <style:text-properties fo:font-variant="normal" fo:text-transform="none" fo:color="#f8f8f2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8" style:family="text">
      <style:text-properties fo:font-variant="normal" fo:text-transform="none" fo:color="#0000ff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9" style:family="text">
      <style:text-properties fo:font-variant="normal" fo:text-transform="none" fo:color="#00107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00107e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ize-complex="14pt" loext:padding="0in" loext:border="none"/>
    </style:style>
    <style:style style:name="T11" style:family="text">
      <style:text-properties fo:font-variant="normal" fo:text-transform="none" fo:color="#008080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12" style:family="text">
      <style:text-properties fo:color="#fd971f" style:font-name="Consolas" fo:font-size="10.5pt" fo:font-style="italic" fo:font-weight="normal"/>
    </style:style>
    <style:style style:name="T13" style:family="text">
      <style:text-properties fo:color="#a6e22e" style:font-name="Consolas" fo:font-size="10.5pt" fo:font-weight="normal"/>
    </style:style>
    <style:style style:name="T14" style:family="text">
      <style:text-properties fo:color="#66d9ef" style:font-name="Consolas" fo:font-size="10.5pt" fo:font-style="italic" fo:font-weight="normal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f92672" style:font-name="Consolas" fo:font-size="10.5pt" fo:font-weight="normal"/>
    </style:style>
    <style:style style:name="T17" style:family="text">
      <style:text-properties fo:color="#ae81ff" style:font-name="Consolas" fo:font-size="10.5pt" fo:font-weight="normal"/>
    </style:style>
    <style:style style:name="T18" style:family="text">
      <style:text-properties fo:color="#0000ff"/>
    </style:style>
    <style:style style:name="T19" style:family="text">
      <style:text-properties fo:color="#00107e"/>
    </style:style>
    <style:style style:name="T20" style:family="text">
      <style:text-properties fo:color="#09885a"/>
    </style:style>
    <style:style style:name="T21" style:family="text">
      <style:text-properties fo:color="#a31515"/>
    </style:style>
    <style:style style:name="T22" style:family="text">
      <style:text-properties fo:color="#0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mediate Algorithm Scripting</text:p>
      <text:p text:style-name="P1"/>
      <text:p text:style-name="P2"><text:a xlink:type="simple" xlink:href="http://192.168.0.253:8000/learn/javascript-algorithms-and-data-structures/intermediate-algorithm-scripting/sum-all-numbers-in-a-range" text:style-name="Internet_20_link" text:visited-style-name="Visited_20_Internet_20_Link"><text:span text:style-name="T1">Sum All Numbers in a Range</text:span></text:a></text:p>
      <text:p text:style-name="P10"><text:tab/>function sumAll(arr) {</text:p>
      <text:p text:style-name="P3"><text:tab/>let sort = arr.sort((a,b) =&gt; a-b)</text:p>
      <text:p text:style-name="P3"><text:tab/>let min = sort[0]</text:p>
      <text:p text:style-name="P3"><text:tab/>let max = sort[1]</text:p>
      <text:p text:style-name="P3"><text:tab/>let newArr = []</text:p>
      <text:p text:style-name="P3"><text:tab/>let total = 0</text:p>
      <text:p text:style-name="P3"><text:tab/>for(let i = min; i &lt;= max; i++) {</text:p>
      <text:p text:style-name="P3"><text:tab/>newArr.push(i)</text:p>
      <text:p text:style-name="P3"><text:tab/>}</text:p>
      <text:p text:style-name="P3"><text:tab/>for(let j = 0; j &lt; newArr.length; j++) {</text:p>
      <text:p text:style-name="P3"><text:tab/>total += newArr[j]</text:p>
      <text:p text:style-name="P3"><text:tab/>}</text:p>
      <text:p text:style-name="P3"><text:tab/>return total</text:p>
      <text:p text:style-name="P3"><text:tab/>}</text:p>
      <text:p text:style-name="P9"/>
      <text:p text:style-name="P2"><text:a xlink:type="simple" xlink:href="http://192.168.0.253:8000/learn/javascript-algorithms-and-data-structures/intermediate-algorithm-scripting/diff-two-arrays" text:style-name="Internet_20_link" text:visited-style-name="Visited_20_Internet_20_Link"><text:span text:style-name="T1">Diff Two Arrays</text:span></text:a></text:p>
      <text:p text:style-name="P10"><text:tab/>function diffArray(arr1, arr2) {</text:p>
      <text:p text:style-name="P3"><text:tab/>let result = []</text:p>
      <text:p text:style-name="P3"><text:tab/>for(let i = 0; i &lt; arr2.length; i++) {</text:p>
      <text:p text:style-name="P3"><text:tab/>if(!arr1.includes(arr2[i])) result.push(arr2[i])</text:p>
      <text:p text:style-name="P3"><text:tab/>}</text:p>
      <text:p text:style-name="P3"><text:tab/>for(let i = 0; i &lt; arr1.length; i++) {</text:p>
      <text:p text:style-name="P3"><text:tab/>if(!arr2.includes(arr1[i])) result.push(arr1[i])</text:p>
      <text:p text:style-name="P3"><text:tab/>}</text:p>
      <text:p text:style-name="P3"><text:tab/>return result</text:p>
      <text:p text:style-name="P3"><text:tab/>}</text:p>
      <text:p text:style-name="P3"><text:tab/>diffArray([1, 2, 3, 5], [1, 2, 3, 4, 5]);</text:p>
      <text:p text:style-name="P10"/>
      <text:p text:style-name="P2"><text:a xlink:type="simple" xlink:href="http://192.168.0.253:8000/learn/javascript-algorithms-and-data-structures/intermediate-algorithm-scripting/seek-and-destroy" text:style-name="Internet_20_link" text:visited-style-name="Visited_20_Internet_20_Link"><text:span text:style-name="T1">Seek and Destroy</text:span></text:a></text:p>
      <text:p text:style-name="P10"><text:tab/>function destroyer(...arr) {</text:p>
      <text:p text:style-name="P3"><text:tab/>let result = []</text:p>
      <text:p text:style-name="P3"><text:tab/>let items = arr.splice(0, 1)[0];</text:p>
      <text:p text:style-name="P3"><text:tab/>for (let i = 0; i &lt; items.length; i++) {</text:p>
      <text:p text:style-name="P3"><text:tab/>if (!arr.includes(items[i])) {</text:p>
      <text:p text:style-name="P3"><text:tab/>result.push(items[i])</text:p>
      <text:p text:style-name="P3"><text:tab/>}</text:p>
      <text:p text:style-name="P3"><text:tab/>}</text:p>
      <text:p text:style-name="P3"><text:tab/>return result</text:p>
      <text:p text:style-name="P3"><text:tab/>}</text:p>
      <text:p text:style-name="P10"/>
      <text:p text:style-name="P2"><text:a xlink:type="simple" xlink:href="http://192.168.0.253:8000/learn/javascript-algorithms-and-data-structures/intermediate-algorithm-scripting/wherefore-art-thou" text:style-name="Internet_20_link" text:visited-style-name="Visited_20_Internet_20_Link"><text:span text:style-name="T1">Wherefore art thou</text:span></text:a></text:p>
      <text:p text:style-name="P2"><text:span text:style-name="T4">collection</text:span><text:span text:style-name="T7">.</text:span><text:span text:style-name="T5">forEach</text:span><text:span text:style-name="T7">(</text:span><text:span text:style-name="T4">collection</text:span><text:span text:style-name="T7"> </text:span><text:span text:style-name="T6">=&gt;</text:span><text:span text:style-name="T7"> {</text:span></text:p>
      <text:p text:style-name="P14">  <text:span text:style-name="T14">let</text:span><text:span text:style-name="T15"> index </text:span><text:span text:style-name="T16">=</text:span><text:span text:style-name="T15"> </text:span><text:span text:style-name="T17">0</text:span><text:span text:style-name="T15">;</text:span></text:p>
      <text:p text:style-name="P14"><text:soft-page-break/>  <text:span text:style-name="T16">for</text:span><text:span text:style-name="T15"> (</text:span><text:span text:style-name="T14">let</text:span><text:span text:style-name="T15"> key </text:span><text:span text:style-name="T16">in</text:span><text:span text:style-name="T15"> </text:span><text:span text:style-name="T12">source</text:span><text:span text:style-name="T15">) { </text:span></text:p>
      <text:p text:style-name="P14">  <text:span text:style-name="T15">console.</text:span><text:span text:style-name="T13">log</text:span><text:span text:style-name="T15">(key, </text:span><text:span text:style-name="T12">collection</text:span><text:span text:style-name="T15">, </text:span><text:span text:style-name="T12">source</text:span><text:span text:style-name="T15">) </text:span></text:p>
      <text:p text:style-name="P14">  <text:span text:style-name="T16">if</text:span><text:span text:style-name="T15"> (</text:span><text:span text:style-name="T12">collection</text:span><text:span text:style-name="T15">[key] </text:span><text:span text:style-name="T16">===</text:span><text:span text:style-name="T15"> </text:span><text:span text:style-name="T12">source</text:span><text:span text:style-name="T15">[key]){</text:span></text:p>
      <text:p text:style-name="P14">  <text:span text:style-name="T15">index </text:span><text:span text:style-name="T16">+=</text:span><text:span text:style-name="T15"> </text:span><text:span text:style-name="T17">1</text:span><text:span text:style-name="T15">;</text:span></text:p>
      <text:p text:style-name="P14">  <text:span text:style-name="T15">} </text:span></text:p>
      <text:p text:style-name="P14">  <text:span text:style-name="T16">if</text:span><text:span text:style-name="T15"> (index </text:span><text:span text:style-name="T16">===</text:span><text:span text:style-name="T15"> </text:span><text:span text:style-name="T14">Object</text:span><text:span text:style-name="T15">.</text:span><text:span text:style-name="T13">keys</text:span><text:span text:style-name="T15">(</text:span><text:span text:style-name="T12">source</text:span><text:span text:style-name="T15">).length){</text:span></text:p>
      <text:p text:style-name="P14">  <text:span text:style-name="T15">arr.</text:span><text:span text:style-name="T13">push</text:span><text:span text:style-name="T15">(</text:span><text:span text:style-name="T12">collection</text:span><text:span text:style-name="T15">);</text:span></text:p>
      <text:p text:style-name="P14">  <text:span text:style-name="T15">}</text:span></text:p>
      <text:p text:style-name="P14">  <text:span text:style-name="T15">console.</text:span><text:span text:style-name="T13">log</text:span><text:span text:style-name="T15">(index, </text:span><text:span text:style-name="T14">Object</text:span><text:span text:style-name="T15">.</text:span><text:span text:style-name="T13">keys</text:span><text:span text:style-name="T15">(</text:span><text:span text:style-name="T12">source</text:span><text:span text:style-name="T15">).length);</text:span></text:p>
      <text:p text:style-name="P13">}</text:p>
      <text:p text:style-name="P14">  <text:span text:style-name="T15">});</text:span></text:p>
      <text:p text:style-name="P14">  </text:p>
      <text:p text:style-name="P9"/>
      <text:p text:style-name="P2"><text:a xlink:type="simple" xlink:href="http://192.168.0.253:8000/learn/javascript-algorithms-and-data-structures/intermediate-algorithm-scripting/spinal-tap-case" text:style-name="Internet_20_link" text:visited-style-name="Visited_20_Internet_20_Link"><text:span text:style-name="T1">Spinal Tap Case</text:span></text:a></text:p>
      <text:p text:style-name="P2"><text:a xlink:type="simple" xlink:href="http://192.168.0.253:8000/learn/javascript-algorithms-and-data-structures/intermediate-algorithm-scripting/pig-latin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pig-latin" text:style-name="Internet_20_link" text:visited-style-name="Visited_20_Internet_20_Link"><text:span text:style-name="T1">Pig Latin</text:span></text:a></text:p>
      <text:p text:style-name="P10"><text:tab/>function translatePigLatin(str) {</text:p>
      <text:p text:style-name="P3"><text:tab/>let reg = /[aeiou]/</text:p>
      <text:p text:style-name="P3"><text:tab/>let arr = str.split(' ')</text:p>
      <text:p text:style-name="P3"><text:tab/>for (let i = 0; i &lt; arr.length; i++) {</text:p>
      <text:p text:style-name="P3"><text:tab/>if (arr[i][0].match(reg)) {</text:p>
      <text:p text:style-name="P3"><text:tab/>arr[i] += 'way'</text:p>
      <text:p text:style-name="P3"><text:tab/>} else {</text:p>
      <text:p text:style-name="P3"><text:tab/>let a = [...arr[i]].splice(0, arr[i].indexOf(arr[i].match(reg)), '').join('')</text:p>
      <text:p text:style-name="P3"><text:tab/>let b = [...arr[i]].slice(arr[i].indexOf(arr[i].match(reg))).join('')</text:p>
      <text:p text:style-name="P3"><text:tab/>arr[i] = b + a +'ay'</text:p>
      <text:p text:style-name="P3"><text:tab/>}</text:p>
      <text:p text:style-name="P3"><text:tab/>}</text:p>
      <text:p text:style-name="P3"><text:tab/>return arr.join(' ')</text:p>
      <text:p text:style-name="P3"><text:tab/>}</text:p>
      <text:p text:style-name="P2"><text:a xlink:type="simple" xlink:href="http://192.168.0.253:8000/learn/javascript-algorithms-and-data-structures/intermediate-algorithm-scripting/search-and-replace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intermediate-algorithm-scripting/search-and-replace" text:style-name="Internet_20_link" text:visited-style-name="Visited_20_Internet_20_Link"><text:span text:style-name="T1">Search and Replace</text:span></text:a></text:p>
      <text:p text:style-name="P7"><text:span text:style-name="T8">function</text:span><text:span text:style-name="T1"> </text:span><text:span text:style-name="T9">myReplace</text:span><text:span text:style-name="T1">(</text:span><text:span text:style-name="T9">str</text:span><text:span text:style-name="T1">,</text:span><text:span text:style-name="T9">before</text:span><text:span text:style-name="T1">,</text:span><text:span text:style-name="T9">after</text:span><text:span text:style-name="T1">){</text:span></text:p>
      <text:p text:style-name="P4"><text:span text:style-name="T19">console</text:span>.<text:span text:style-name="T19">log</text:span>(<text:span text:style-name="T19">str</text:span>)</text:p>
      <text:p text:style-name="P4"><text:span text:style-name="T19">console</text:span>.<text:span text:style-name="T19">log</text:span>(<text:span text:style-name="T19">after</text:span>)</text:p>
      <text:p text:style-name="P4"><text:span text:style-name="T18">if</text:span>(<text:span text:style-name="T19">before</text:span>[<text:span text:style-name="T20">0</text:span>] === <text:span text:style-name="T19">before</text:span>[<text:span text:style-name="T20">0</text:span>].<text:span text:style-name="T19">toUpperCase</text:span>()){</text:p>
      <text:p text:style-name="P4"><text:span text:style-name="T19">after</text:span> = <text:span text:style-name="T19">after</text:span>[<text:span text:style-name="T20">0</text:span>].<text:span text:style-name="T19">toUpperCase</text:span>() + <text:span text:style-name="T19">after</text:span>.<text:span text:style-name="T19">slice</text:span>(<text:span text:style-name="T20">1</text:span>)</text:p>
      <text:p text:style-name="P4"><text:span text:style-name="T19">console</text:span>.<text:span text:style-name="T19">log</text:span>(<text:span text:style-name="T19">after</text:span>[<text:span text:style-name="T20">0</text:span>]) </text:p>
      <text:p text:style-name="P4">}</text:p>
      <text:p text:style-name="P4"><text:span text:style-name="T18">let</text:span> <text:span text:style-name="T19">strColl</text:span> = <text:span text:style-name="T19">str</text:span>.<text:span text:style-name="T19">replace</text:span>(<text:span text:style-name="T19">before</text:span>,<text:span text:style-name="T19">after</text:span>)</text:p>
      <text:p text:style-name="P4"><text:span text:style-name="T19">console</text:span>.<text:span text:style-name="T19">log</text:span>(<text:span text:style-name="T19">strColl</text:span>)</text:p>
      <text:p text:style-name="P4"><text:span text:style-name="T18">return</text:span> <text:span text:style-name="T19">strColl</text:span></text:p>
      <text:p text:style-name="P4">}</text:p>
      <text:p text:style-name="P15"/>
      <text:p text:style-name="P4"><text:span text:style-name="T19">myReplace</text:span>(<text:span text:style-name="T21">"A quick brown fox jumped over the lazy dog"</text:span>, <text:span text:style-name="T21">"jumped"</text:span>, <text:span text:style-name="T21">"leaped"</text:span>);</text:p>
      <text:p text:style-name="P9"/>
      <text:p text:style-name="P2"><text:soft-page-break/><text:a xlink:type="simple" xlink:href="http://192.168.0.253:8000/learn/javascript-algorithms-and-data-structures/intermediate-algorithm-scripting/dna-pairing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dna-pairing" text:style-name="Internet_20_link" text:visited-style-name="Visited_20_Internet_20_Link"><text:span text:style-name="T1">DNA Pairing</text:span></text:a></text:p>
      <text:p text:style-name="P2"><text:a xlink:type="simple" xlink:href="http://192.168.0.253:8000/learn/javascript-algorithms-and-data-structures/intermediate-algorithm-scripting/missing-letters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missing-letters" text:style-name="Internet_20_link" text:visited-style-name="Visited_20_Internet_20_Link"><text:span text:style-name="T1">Missing letters</text:span></text:a></text:p>
      <text:p text:style-name="P2"><text:a xlink:type="simple" xlink:href="http://192.168.0.253:8000/learn/javascript-algorithms-and-data-structures/intermediate-algorithm-scripting/sorted-union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sorted-union" text:style-name="Internet_20_link" text:visited-style-name="Visited_20_Internet_20_Link"><text:span text:style-name="T1">Sorted Union</text:span></text:a></text:p>
      <text:p text:style-name="P2"><text:a xlink:type="simple" xlink:href="http://192.168.0.253:8000/learn/javascript-algorithms-and-data-structures/intermediate-algorithm-scripting/convert-html-entities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convert-html-entities" text:style-name="Internet_20_link" text:visited-style-name="Visited_20_Internet_20_Link"><text:span text:style-name="T1">Convert HTML Entities</text:span></text:a></text:p>
      <text:p text:style-name="P2"><text:a xlink:type="simple" xlink:href="http://192.168.0.253:8000/learn/javascript-algorithms-and-data-structures/intermediate-algorithm-scripting/sum-all-odd-fibonacci-numbers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sum-all-odd-fibonacci-numbers" text:style-name="Internet_20_link" text:visited-style-name="Visited_20_Internet_20_Link"><text:span text:style-name="T1">Sum All Odd Fibonacci Numbers</text:span></text:a></text:p>
      <text:p text:style-name="P2"><text:a xlink:type="simple" xlink:href="http://192.168.0.253:8000/learn/javascript-algorithms-and-data-structures/intermediate-algorithm-scripting/sum-all-primes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sum-all-primes" text:style-name="Internet_20_link" text:visited-style-name="Visited_20_Internet_20_Link"><text:span text:style-name="T1">Sum All Primes</text:span></text:a></text:p>
      <text:p text:style-name="P2"><text:a xlink:type="simple" xlink:href="http://192.168.0.253:8000/learn/javascript-algorithms-and-data-structures/intermediate-algorithm-scripting/smallest-common-multiple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smallest-common-multiple" text:style-name="Internet_20_link" text:visited-style-name="Visited_20_Internet_20_Link"><text:span text:style-name="T1">Smallest Common Multiple</text:span></text:a></text:p>
      <text:p text:style-name="P2"><text:a xlink:type="simple" xlink:href="http://192.168.0.253:8000/learn/javascript-algorithms-and-data-structures/intermediate-algorithm-scripting/drop-it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drop-it" text:style-name="Internet_20_link" text:visited-style-name="Visited_20_Internet_20_Link"><text:span text:style-name="T1">Drop it</text:span></text:a></text:p>
      <text:p text:style-name="P2"><text:a xlink:type="simple" xlink:href="http://192.168.0.253:8000/learn/javascript-algorithms-and-data-structures/intermediate-algorithm-scripting/steamroller" text:style-name="Internet_20_link" text:visited-style-name="Visited_20_Internet_20_Link"><text:span text:style-name="T3"/></text:a></text:p>
      <text:p text:style-name="P2"><text:a xlink:type="simple" xlink:href="http://192.168.0.253:8000/learn/javascript-algorithms-and-data-structures/intermediate-algorithm-scripting/steamroller" text:style-name="Internet_20_link" text:visited-style-name="Visited_20_Internet_20_Link"><text:span text:style-name="T1">Steamroller</text:span></text:a></text:p>
      <text:p text:style-name="P2"><text:span text:style-name="T8">function</text:span><text:span text:style-name="T1"> </text:span><text:span text:style-name="T9">steamrollArray</text:span><text:span text:style-name="T1">(</text:span><text:span text:style-name="T9">arr</text:span><text:span text:style-name="T1">) {</text:span></text:p>
      <text:p text:style-name="P17">// I'm a steamroller, baby</text:p>
      <text:p text:style-name="P4"><text:span text:style-name="T18">return</text:span> <text:span text:style-name="T19">arr</text:span>.<text:span text:style-name="T19">flat</text:span>(<text:span text:style-name="T22">Infinity</text:span>);</text:p>
      <text:p text:style-name="P4">}</text:p>
      <text:p text:style-name="P15"/>
      <text:p text:style-name="P4"><text:span text:style-name="T19">steamrollArray</text:span>([<text:span text:style-name="T20">1</text:span>, [<text:span text:style-name="T20">2</text:span>], [<text:span text:style-name="T20">3</text:span>, [[<text:span text:style-name="T20">4</text:span>]]]]);</text:p>
      <text:p text:style-name="P9"/>
      <text:p text:style-name="P2"><text:a xlink:type="simple" xlink:href="http://192.168.0.253:8000/learn/javascript-algorithms-and-data-structures/intermediate-algorithm-scripting/binary-agents" text:style-name="Internet_20_link" text:visited-style-name="Visited_20_Internet_20_Link"><text:span text:style-name="T1">Binary Agents</text:span></text:a></text:p>
      <text:p text:style-name="P2"><text:span text:style-name="T8">function</text:span><text:span text:style-name="T1"> </text:span><text:span text:style-name="T9">binaryAgent</text:span><text:span text:style-name="T1">(</text:span><text:span text:style-name="T9">str</text:span><text:span text:style-name="T1">) {</text:span></text:p>
      <text:p text:style-name="P4"><text:span text:style-name="T18">let</text:span> <text:span text:style-name="T19">biString</text:span> = <text:span text:style-name="T19">str</text:span>.<text:span text:style-name="T19">split</text:span>(<text:span text:style-name="T21">' '</text:span>)</text:p>
      <text:p text:style-name="P4"><text:span text:style-name="T18">let</text:span> <text:span text:style-name="T19">uniString</text:span> = []</text:p>
      <text:p text:style-name="P4"><text:span text:style-name="T18">for</text:span> (<text:span text:style-name="T18">var</text:span> <text:span text:style-name="T19">i</text:span> = <text:span text:style-name="T20">0</text:span>; <text:span text:style-name="T19">i</text:span> &lt; <text:span text:style-name="T19">biString</text:span>.<text:span text:style-name="T19">length</text:span>;<text:span text:style-name="T19">i</text:span>++){</text:p>
      <text:p text:style-name="P4"><text:span text:style-name="T19">uniString</text:span>.<text:span text:style-name="T19">push</text:span>(<text:span text:style-name="T22">String</text:span>.<text:span text:style-name="T19">fromCharCode</text:span>(<text:span text:style-name="T19">parseInt</text:span>(<text:span text:style-name="T19">biString</text:span>[<text:span text:style-name="T19">i</text:span>], <text:span text:style-name="T20">2</text:span>)));</text:p>
      <text:p text:style-name="P4">}</text:p>
      <text:p text:style-name="P4"><text:span text:style-name="T18">return</text:span> <text:span text:style-name="T19">uniString</text:span>.<text:span text:style-name="T19">join</text:span>(<text:span text:style-name="T21">""</text:span>);</text:p>
      <text:p text:style-name="P4">}</text:p>
      <text:p text:style-name="P4"/>
      <text:p text:style-name="P9"/>
      <text:p text:style-name="P2"><text:a xlink:type="simple" xlink:href="http://192.168.0.253:8000/learn/javascript-algorithms-and-data-structures/intermediate-algorithm-scripting/everything-be-true" text:style-name="Internet_20_link" text:visited-style-name="Visited_20_Internet_20_Link"><text:span text:style-name="T1">Everything Be True</text:span></text:a></text:p>
      <text:p text:style-name="P5"><text:span text:style-name="T18">return</text:span> <text:span text:style-name="T19">collection</text:span>.<text:span text:style-name="T19">every</text:span>(<text:span text:style-name="T18">function</text:span>(<text:span text:style-name="T19">dataPoint</text:span>){</text:p>
      <text:p text:style-name="P5"><text:span text:style-name="T18">return</text:span> <text:span text:style-name="T19">dataPoint</text:span>[<text:span text:style-name="T19">pre</text:span>];</text:p>
      <text:p text:style-name="P11">});</text:p>
      <text:p text:style-name="P2"><text:a xlink:type="simple" xlink:href="http://192.168.0.253:8000/learn/javascript-algorithms-and-data-structures/intermediate-algorithm-scripting/arguments-optional" text:style-name="Internet_20_link" text:visited-style-name="Visited_20_Internet_20_Link"><text:span text:style-name="T1">Arguments Optional</text:span></text:a></text:p>
      <text:p text:style-name="P12"><text:span text:style-name="T18">function</text:span> <text:span text:style-name="T19">addTogether</text:span>() {</text:p>
      <text:p text:style-name="P6"><text:span text:style-name="T18">let</text:span> <text:span text:style-name="T19">firstArgument</text:span> = <text:span text:style-name="T19">arguments</text:span>[<text:span text:style-name="T20">0</text:span>];</text:p>
      <text:p text:style-name="P16"/>
      <text:p text:style-name="P6"><text:soft-page-break/><text:span text:style-name="T18">if</text:span> (<text:span text:style-name="T19">arguments</text:span>.<text:span text:style-name="T19">length</text:span> &gt; <text:span text:style-name="T20">1</text:span>){</text:p>
      <text:p text:style-name="P6"><text:span text:style-name="T18">let</text:span> <text:span text:style-name="T19">secondArgument</text:span> = <text:span text:style-name="T19">arguments</text:span>[<text:span text:style-name="T20">1</text:span>];</text:p>
      <text:p text:style-name="P6"><text:span text:style-name="T18">return</text:span> <text:span text:style-name="T19">checkArgumentsAndAddIfValid</text:span>(<text:span text:style-name="T19">firstArgument</text:span>, <text:span text:style-name="T19">secondArgument</text:span>)</text:p>
      <text:p text:style-name="P6">} <text:span text:style-name="T18">else</text:span> <text:span text:style-name="T18">if</text:span> (<text:span text:style-name="T19">arguments</text:span>.<text:span text:style-name="T19">length</text:span> === <text:span text:style-name="T20">1</text:span>){</text:p>
      <text:p text:style-name="P6"><text:span text:style-name="T18">if</text:span> (<text:span text:style-name="T19">argumentCheck</text:span>(<text:span text:style-name="T19">firstArgument</text:span>) === <text:span text:style-name="T18">undefined</text:span>){</text:p>
      <text:p text:style-name="P6"><text:span text:style-name="T18">return</text:span> <text:span text:style-name="T18">undefined</text:span>;</text:p>
      <text:p text:style-name="P6">} <text:span text:style-name="T18">else</text:span> {</text:p>
      <text:p text:style-name="P6"><text:span text:style-name="T18">return</text:span> <text:span text:style-name="T18">function</text:span>(<text:span text:style-name="T19">secondArgument</text:span>){</text:p>
      <text:p text:style-name="P6"><text:span text:style-name="T18">return</text:span> <text:span text:style-name="T19">checkArgumentsAndAddIfValid</text:span>(<text:span text:style-name="T19">firstArgument</text:span>, <text:span text:style-name="T19">secondArgument</text:span>)</text:p>
      <text:p text:style-name="P6">}</text:p>
      <text:p text:style-name="P6">}</text:p>
      <text:p text:style-name="P6">}</text:p>
      <text:p text:style-name="P6">}</text:p>
      <text:p text:style-name="P16"/>
      <text:p text:style-name="P6"><text:span text:style-name="T18">function</text:span> <text:span text:style-name="T19">argumentCheck</text:span>(<text:span text:style-name="T19">argument</text:span>){</text:p>
      <text:p text:style-name="P6"><text:span text:style-name="T18">if</text:span> (<text:span text:style-name="T18">typeof</text:span> <text:span text:style-name="T19">argument</text:span> === <text:span text:style-name="T21">"number"</text:span>){</text:p>
      <text:p text:style-name="P6"><text:span text:style-name="T18">return</text:span> <text:span text:style-name="T19">argument</text:span>;</text:p>
      <text:p text:style-name="P6">} <text:span text:style-name="T18">else</text:span> {</text:p>
      <text:p text:style-name="P6"><text:span text:style-name="T18">return</text:span> <text:span text:style-name="T18">undefined</text:span>;</text:p>
      <text:p text:style-name="P6">}</text:p>
      <text:p text:style-name="P6">}</text:p>
      <text:p text:style-name="P16"/>
      <text:p text:style-name="P6"><text:span text:style-name="T18">function</text:span> <text:span text:style-name="T19">checkArgumentsAndAddIfValid</text:span>(<text:span text:style-name="T19">first</text:span>, <text:span text:style-name="T19">second</text:span>){</text:p>
      <text:p text:style-name="P6"><text:span text:style-name="T18">if</text:span>(</text:p>
      <text:p text:style-name="P6"><text:span text:style-name="T19">argumentCheck</text:span>(<text:span text:style-name="T19">first</text:span>) != <text:span text:style-name="T18">undefined</text:span> &amp;&amp;</text:p>
      <text:p text:style-name="P6"><text:span text:style-name="T19">argumentCheck</text:span>(<text:span text:style-name="T19">second</text:span>) != <text:span text:style-name="T18">undefined</text:span>){</text:p>
      <text:p text:style-name="P6"><text:span text:style-name="T18">return</text:span> <text:span text:style-name="T19">first</text:span> + <text:span text:style-name="T19">second</text:span>;</text:p>
      <text:p text:style-name="P6">} <text:span text:style-name="T18">else</text:span> {</text:p>
      <text:p text:style-name="P6"><text:span text:style-name="T18">return</text:span> <text:span text:style-name="T18">undefined</text:span>;</text:p>
      <text:p text:style-name="P6">}</text:p>
      <text:p text:style-name="P6">}</text:p>
      <text:p text:style-name="P16"/>
      <text:p text:style-name="P6"><text:span text:style-name="T18">let</text:span> <text:span text:style-name="T19">sumThreeAnd</text:span> = <text:span text:style-name="T19">addTogether</text:span>(<text:span text:style-name="T20">2</text:span>,<text:span text:style-name="T20">3</text:span>);</text:p>
      <text:p text:style-name="P8"><text:span text:style-name="T10">console</text:span><text:span text:style-name="T2">.</text:span><text:span text:style-name="T10">log</text:span><text:span text:style-name="T2">(</text:span><text:span text:style-name="T10">sumThreeAnd</text:span><text:span text:style-name="T2">);</text:span></text:p>
      <text:p text:style-name="P2"><text:a xlink:type="simple" xlink:href="http://192.168.0.253:8000/learn/javascript-algorithms-and-data-structures/intermediate-algorithm-scripting/make-a-person" text:style-name="Internet_20_link" text:visited-style-name="Visited_20_Internet_20_Link"><text:span text:style-name="T1">Make a Person</text:span></text:a></text:p>
      <text:p text:style-name="P2"><text:span text:style-name="T8">var</text:span><text:span text:style-name="T1"> </text:span><text:span text:style-name="T11">Person</text:span><text:span text:style-name="T1"> = </text:span><text:span text:style-name="T8">function</text:span><text:span text:style-name="T1">(</text:span><text:span text:style-name="T9">firstAndLast</text:span><text:span text:style-name="T1">) {</text:span></text:p>
      <text:p text:style-name="P17">// Complete the method below and implement the others similarly</text:p>
      <text:p text:style-name="P4"><text:span text:style-name="T18">this</text:span>.<text:span text:style-name="T19">getFullName</text:span> = <text:span text:style-name="T18">function</text:span>() {</text:p>
      <text:p text:style-name="P4"><text:span text:style-name="T18">return</text:span> <text:span text:style-name="T19">firstAndLast</text:span>;</text:p>
      <text:p text:style-name="P4">};</text:p>
      <text:p text:style-name="P4"><text:span text:style-name="T18">this</text:span>.<text:span text:style-name="T19">getFirstName</text:span> = <text:span text:style-name="T18">function</text:span>(){</text:p>
      <text:p text:style-name="P4"><text:span text:style-name="T18">return</text:span> <text:span text:style-name="T19">firstAndLast</text:span>.<text:span text:style-name="T19">split</text:span>(<text:span text:style-name="T21">' '</text:span>)[<text:span text:style-name="T20">0</text:span>];</text:p>
      <text:p text:style-name="P4">}</text:p>
      <text:p text:style-name="P4"><text:span text:style-name="T18">this</text:span>.<text:span text:style-name="T19">getLastName</text:span> = <text:span text:style-name="T18">function</text:span>(){</text:p>
      <text:p text:style-name="P4"><text:span text:style-name="T18">return</text:span> <text:span text:style-name="T19">firstAndLast</text:span>.<text:span text:style-name="T19">split</text:span>(<text:span text:style-name="T21">' '</text:span>)[<text:span text:style-name="T20">1</text:span>];</text:p>
      <text:p text:style-name="P4">}</text:p>
      <text:p text:style-name="P4"><text:span text:style-name="T18">this</text:span>.<text:span text:style-name="T19">setFullName</text:span> = <text:span text:style-name="T18">function</text:span>(<text:span text:style-name="T19">newFullName</text:span>){</text:p>
      <text:p text:style-name="P4"><text:soft-page-break/><text:span text:style-name="T18">return</text:span> <text:span text:style-name="T19">firstAndLast</text:span> = <text:span text:style-name="T19">newFullName</text:span>;</text:p>
      <text:p text:style-name="P4">} </text:p>
      <text:p text:style-name="P4"><text:span text:style-name="T18">this</text:span>.<text:span text:style-name="T19">setFirstName</text:span> = <text:span text:style-name="T18">function</text:span>(<text:span text:style-name="T19">newFirstName</text:span>){</text:p>
      <text:p text:style-name="P4"><text:span text:style-name="T18">return</text:span> <text:span text:style-name="T19">firstAndLast</text:span> = <text:span text:style-name="T19">newFirstName</text:span> + <text:span text:style-name="T21">' '</text:span>+ <text:span text:style-name="T18">this</text:span>.<text:span text:style-name="T19">getLastName</text:span>();</text:p>
      <text:p text:style-name="P4">}</text:p>
      <text:p text:style-name="P4"><text:span text:style-name="T18">this</text:span>.<text:span text:style-name="T19">setLastName</text:span> = <text:span text:style-name="T18">function</text:span>(<text:span text:style-name="T19">newLastName</text:span>){</text:p>
      <text:p text:style-name="P4"><text:span text:style-name="T18">return</text:span> <text:span text:style-name="T19">firstAndLast</text:span> = <text:span text:style-name="T18">this</text:span>.<text:span text:style-name="T19">getFirstName</text:span>() + <text:span text:style-name="T21">' '</text:span> + <text:span text:style-name="T19">newLastName</text:span>;</text:p>
      <text:p text:style-name="P4">}</text:p>
      <text:p text:style-name="P4">};</text:p>
      <text:p text:style-name="P15"/>
      <text:p text:style-name="P4"><text:span text:style-name="T18">var</text:span> <text:span text:style-name="T19">bob</text:span> = <text:span text:style-name="T18">new</text:span> <text:span text:style-name="T22">Person</text:span>(<text:span text:style-name="T21">'Bob Ross'</text:span>);</text:p>
      <text:p text:style-name="P4"><text:span text:style-name="T19">bob</text:span>.<text:span text:style-name="T19">getFullName</text:span>();</text:p>
      <text:p text:style-name="P4"/>
      <text:p text:style-name="P9"/>
      <text:p text:style-name="P2"><text:a xlink:type="simple" xlink:href="http://192.168.0.253:8000/learn/javascript-algorithms-and-data-structures/intermediate-algorithm-scripting/map-the-debris" text:style-name="Internet_20_link" text:visited-style-name="Visited_20_Internet_20_Link"><text:span text:style-name="T1">Map the Debris</text:span></text:a></text:p>
      <text:p text:style-name="P7"><text:span text:style-name="T8">function</text:span><text:span text:style-name="T1"> </text:span><text:span text:style-name="T9">orbitalPeriod</text:span><text:span text:style-name="T1">(</text:span><text:span text:style-name="T9">arr</text:span><text:span text:style-name="T1">) {</text:span></text:p>
      <text:p text:style-name="P4"><text:span text:style-name="T18">let</text:span> <text:span text:style-name="T19">orbitalPeriodResults</text:span> = []; </text:p>
      <text:p text:style-name="P4"><text:span text:style-name="T19">arr</text:span>.<text:span text:style-name="T19">forEach</text:span>(<text:span text:style-name="T18">function</text:span>(<text:span text:style-name="T19">dataPoint</text:span>){</text:p>
      <text:p text:style-name="P4"><text:span text:style-name="T18">let</text:span> <text:span text:style-name="T19">translatedDataPoint</text:span> = {};</text:p>
      <text:p text:style-name="P4"><text:span text:style-name="T19">translatedDataPoint</text:span>.<text:span text:style-name="T19">orbitalPeriod</text:span> = <text:span text:style-name="T19">calculateOrbitalPeriodAroundEarth</text:span>(<text:span text:style-name="T19">dataPoint</text:span>.<text:span text:style-name="T19">avgAlt</text:span>);</text:p>
      <text:p text:style-name="P4"><text:span text:style-name="T19">translatedDataPoint</text:span>.<text:span text:style-name="T19">name</text:span> = <text:span text:style-name="T19">dataPoint</text:span>.<text:span text:style-name="T19">name</text:span>;</text:p>
      <text:p text:style-name="P4"><text:span text:style-name="T19">orbitalPeriodResults</text:span>.<text:span text:style-name="T19">push</text:span>(<text:span text:style-name="T19">translatedDataPoint</text:span>);</text:p>
      <text:p text:style-name="P4">});</text:p>
      <text:p text:style-name="P15"/>
      <text:p text:style-name="P4"><text:span text:style-name="T18">return</text:span> <text:span text:style-name="T19">orbitalPeriodResults</text:span>;</text:p>
      <text:p text:style-name="P4">}</text:p>
      <text:p text:style-name="P15"/>
      <text:p text:style-name="P4"><text:span text:style-name="T18">function</text:span> <text:span text:style-name="T19">calculateOrbitalPeriodAroundEarth</text:span>(<text:span text:style-name="T19">averageAltitude</text:span>){</text:p>
      <text:p text:style-name="P4"><text:span text:style-name="T18">var</text:span> <text:span text:style-name="T22">GM</text:span> = <text:span text:style-name="T20">398600.4418</text:span>;</text:p>
      <text:p text:style-name="P4"><text:span text:style-name="T18">var</text:span> <text:span text:style-name="T19">earthRadius</text:span> = <text:span text:style-name="T20">6367.4447</text:span>;</text:p>
      <text:p text:style-name="P4"><text:span text:style-name="T18">let</text:span> <text:span text:style-name="T19">numberToSquare</text:span> = <text:span text:style-name="T22">Math</text:span>.<text:span text:style-name="T19">pow</text:span>(<text:span text:style-name="T19">earthRadius</text:span> + <text:span text:style-name="T19">averageAltitude</text:span>, <text:span text:style-name="T20">3</text:span>) / <text:span text:style-name="T22">GM</text:span>;</text:p>
      <text:p text:style-name="P4"><text:span text:style-name="T18">let</text:span> <text:span text:style-name="T19">squaredResult</text:span> = <text:span text:style-name="T22">Math</text:span>.<text:span text:style-name="T19">sqrt</text:span>(<text:span text:style-name="T19">numberToSquare</text:span>);</text:p>
      <text:p text:style-name="P4"><text:span text:style-name="T18">let</text:span> <text:span text:style-name="T19">orbitalPeriodResult</text:span> = (<text:span text:style-name="T22">Math</text:span>.<text:span text:style-name="T22">PI</text:span> * <text:span text:style-name="T20">2</text:span>) * <text:span text:style-name="T19">squaredResult</text:span>;</text:p>
      <text:p text:style-name="P4"><text:span text:style-name="T18">return</text:span> <text:span text:style-name="T22">Math</text:span>.<text:span text:style-name="T19">round</text:span>(<text:span text:style-name="T19">orbitalPeriodResult</text:span>);</text:p>
      <text:p text:style-name="P4">}</text:p>
      <text:p text:style-name="P15"/>
      <text:p text:style-name="P4"><text:span text:style-name="T19">orbitalPeriod</text:span>([{<text:span text:style-name="T19">name</text:span> : <text:span text:style-name="T21">"sputnik"</text:span>, <text:span text:style-name="T19">avgAlt</text:span> : <text:span text:style-name="T20">35873.5553</text:span>}]);</text:p>
      <text:p text:style-name="P4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7-14T17:39:59.237000000</dc:date>
    <meta:editing-duration>PT23M22S</meta:editing-duration>
    <meta:editing-cycles>14</meta:editing-cycles>
    <meta:document-statistic meta:table-count="0" meta:image-count="0" meta:object-count="0" meta:page-count="5" meta:paragraph-count="188" meta:word-count="580" meta:character-count="4560" meta:non-whitespace-character-count="4088"/>
  </office:meta>
</office:document-meta>
</file>